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37.6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12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4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ily KM run</text:p>
          </table:table-cell>
          <table:table-cell office:value-type="string" calcext:value-type="string">
            <text:p>Per KM Charge</text:p>
          </table:table-cell>
          <table:table-cell office:value-type="string" calcext:value-type="string">
            <text:p>Time Charge /Min </text:p>
          </table:table-cell>
          <table:table-cell office:value-type="string" calcext:value-type="string">
            <text:p>Total Charge to CUST</text:p>
          </table:table-cell>
          <table:table-cell office:value-type="string" calcext:value-type="string">
            <text:p>Petrol Rs/lt</text:p>
          </table:table-cell>
          <table:table-cell office:value-type="string" calcext:value-type="string">
            <text:p>Total Fule Cost</text:p>
          </table:table-cell>
          <table:table-cell office:value-type="string" calcext:value-type="string">
            <text:p>Salary/month</text:p>
          </table:table-cell>
          <table:table-cell office:value-type="string" calcext:value-type="string">
            <text:p>Total Daily Exp</text:p>
          </table:table-cell>
          <table:table-cell office:value-type="string" calcext:value-type="string">
            <text:p>Daily Profit</text:p>
          </table:table-cell>
          <table:table-cell office:value-type="string" calcext:value-type="string">
            <text:p>monthly profit</text:p>
          </table:table-cell>
          <table:table-cell office:value-type="string" calcext:value-type="string">
            <text:p>no of driver</text:p>
          </table:table-cell>
          <table:table-cell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([.B2]+([.C2]*2))*[.A2]" office:value-type="float" office:value="1600" calcext:value-type="float">
            <text:p>1600</text:p>
          </table:table-cell>
          <table:table-cell office:value-type="float" office:value="80" calcext:value-type="float">
            <text:p>80</text:p>
          </table:table-cell>
          <table:table-cell table:formula="of:=([.E2]/50)*[.A2]" office:value-type="float" office:value="640" calcext:value-type="float">
            <text:p>640</text:p>
          </table:table-cell>
          <table:table-cell office:value-type="float" office:value="5000" calcext:value-type="float">
            <text:p>5000</text:p>
          </table:table-cell>
          <table:table-cell table:formula="of:=([.G2]/26)+[.F2]" office:value-type="float" office:value="832.307692307692" calcext:value-type="float">
            <text:p>832.307692307692</text:p>
          </table:table-cell>
          <table:table-cell table:formula="of:=[.D2]-[.H2]" office:value-type="float" office:value="767.692307692308" calcext:value-type="float">
            <text:p>767.692307692308</text:p>
          </table:table-cell>
          <table:table-cell table:formula="of:=[.I2]*30" office:value-type="float" office:value="23030.7692307692" calcext:value-type="float">
            <text:p>23030.7692307692</text:p>
          </table:table-cell>
          <table:table-cell table:formula="of:=[.J13]*[.I13]" office:value-type="float" office:value="180000" calcext:value-type="float">
            <text:p>180000</text:p>
          </table:table-cell>
          <table:table-cell table:style-name="ce1" table:formula="of:=[.J2]*[.K2]" office:value-type="float" office:value="4145538461.53846" calcext:value-type="float">
            <text:p>4145538461.53846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office:value-type="float" office:value="1500" calcext:value-type="float">
            <text:p>1500</text:p>
          </table:table-cell>
          <table:table-cell table:formula="of:=[.J2]*[.J6]" office:value-type="float" office:value="34546153.8461538" calcext:value-type="float">
            <text:p>34546153.846153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table:formula="of:=[.D8]*[.E8]" office:value-type="float" office:value="75000" calcext:value-type="float">
            <text:p>75000</text:p>
          </table:table-cell>
          <table:table-cell table:formula="of:=[.F8]/[.A2]" office:value-type="float" office:value="187.5" calcext:value-type="float">
            <text:p>187.5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tal state </text:p>
          </table:table-cell>
          <table:table-cell office:value-type="string" calcext:value-type="string">
            <text:p>total city</text:p>
          </table:table-cell>
          <table:table-cell office:value-type="string" calcext:value-type="string">
            <text:p>no of 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/hr</text:p>
          </table:table-cell>
          <table:table-cell office:value-type="string" calcext:value-type="string">
            <text:p>net duty hr 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10*[.H13]"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A14]*[.B14]" office:value-type="float" office:value="240" calcext:value-type="float">
            <text:p>24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23:04:00.440441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20:59:37.514605674</meta:creation-date>
    <dc:date>2020-03-18T23:12:23.445384848</dc:date>
    <meta:editing-duration>PT27M42S</meta:editing-duration>
    <meta:editing-cycles>7</meta:editing-cycles>
    <meta:generator>LibreOffice/6.0.7.3$Linux_X86_64 LibreOffice_project/00m0$Build-3</meta:generator>
    <meta:document-statistic meta:table-count="1" meta:cell-count="40" meta:object-count="0"/>
  </office:meta>
</office:document-meta>
</file>